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635cm" svg:height="0.635cm" svg:x="7.985cm" svg:y="9.25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635cm" svg:height="0.635cm" svg:x="9.89cm" svg:y="7.3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0.635cm" svg:height="0.635cm" svg:x="9.89cm" svg:y="9.25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0.635cm" svg:height="0.635cm" svg:x="9.89cm" svg:y="11.1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7" draw:layer="layout" svg:width="0.635cm" svg:height="0.635cm" svg:x="11.79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6" draw:layer="layout" svg:width="0.635cm" svg:height="0.635cm" svg:x="11.79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" draw:layer="layout" svg:width="0.635cm" svg:height="0.635cm" svg:x="11.79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8" draw:layer="layout" svg:width="0.635cm" svg:height="0.635cm" svg:x="13.7cm" svg:y="9.25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527cm" svg:y1="9.348cm" svg:x2="9.983cm" svg:y2="7.892cm" draw:start-shape="id1" draw:start-glue-point="11" draw:end-shape="id2" draw:end-glue-point="7" svg:d="m8527 9348 1456-1456">
          <text:p/>
        </draw:connector>
        <draw:connector draw:style-name="gr4" draw:text-style-name="P1" draw:layer="layout" draw:type="line" svg:x1="8.62cm" svg:y1="9.573cm" svg:x2="9.89cm" svg:y2="9.573cm" draw:start-shape="id1" draw:start-glue-point="10" draw:end-shape="id3" draw:end-glue-point="6" svg:d="m8620 9573h1270">
          <text:p/>
        </draw:connector>
        <draw:connector draw:style-name="gr4" draw:text-style-name="P1" draw:layer="layout" draw:type="line" svg:x1="8.527cm" svg:y1="9.797cm" svg:x2="9.983cm" svg:y2="11.253cm" draw:start-shape="id1" draw:start-glue-point="9" draw:end-shape="id4" draw:end-glue-point="5" svg:d="m8527 9797 1456 1456">
          <text:p/>
        </draw:connector>
        <draw:connector draw:style-name="gr4" draw:text-style-name="P1" draw:layer="layout" draw:type="line" svg:x1="10.525cm" svg:y1="11.478cm" svg:x2="11.795cm" svg:y2="11.478cm" draw:start-shape="id4" draw:start-glue-point="10" draw:end-shape="id5" draw:end-glue-point="6" svg:d="m10525 11478h1270">
          <text:p/>
        </draw:connector>
        <draw:connector draw:style-name="gr4" draw:text-style-name="P1" draw:layer="layout" draw:type="line" svg:x1="10.525cm" svg:y1="9.573cm" svg:x2="11.795cm" svg:y2="9.573cm" draw:start-shape="id3" draw:start-glue-point="10" draw:end-shape="id6" draw:end-glue-point="6" svg:d="m10525 9573h1270">
          <text:p/>
        </draw:connector>
        <draw:connector draw:style-name="gr4" draw:text-style-name="P1" draw:layer="layout" draw:type="line" svg:x1="10.525cm" svg:y1="7.668cm" svg:x2="11.795cm" svg:y2="7.667cm" draw:start-shape="id2" draw:start-glue-point="10" draw:end-shape="id7" draw:end-glue-point="3" svg:d="m10525 7668 1270-1">
          <text:p/>
        </draw:connector>
        <draw:connector draw:style-name="gr4" draw:text-style-name="P1" draw:layer="layout" draw:type="line" svg:x1="12.337cm" svg:y1="7.892cm" svg:x2="13.793cm" svg:y2="9.348cm" draw:start-shape="id7" draw:start-glue-point="9" draw:end-shape="id8" draw:end-glue-point="5" svg:d="m12337 7892 1456 1456">
          <text:p/>
        </draw:connector>
        <draw:connector draw:style-name="gr4" draw:text-style-name="P1" draw:layer="layout" draw:type="line" svg:x1="12.43cm" svg:y1="9.573cm" svg:x2="13.7cm" svg:y2="9.573cm" draw:start-shape="id6" draw:start-glue-point="10" draw:end-shape="id8" draw:end-glue-point="6" svg:d="m12430 9573h1270">
          <text:p/>
        </draw:connector>
        <draw:connector draw:style-name="gr4" draw:text-style-name="P1" draw:layer="layout" draw:type="line" svg:x1="12.337cm" svg:y1="11.253cm" svg:x2="13.793cm" svg:y2="9.797cm" draw:start-shape="id5" draw:start-glue-point="11" draw:end-shape="id8" draw:end-glue-point="7" svg:d="m12337 11253 1456-14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Galinkin</meta:initial-creator>
    <meta:creation-date>2010-06-24T10:53:40</meta:creation-date>
    <dc:date>2010-06-24T11:00:55</dc:date>
    <dc:creator>Daniel Galinkin</dc:creator>
    <meta:editing-duration>PT00H05M29S</meta:editing-duration>
    <meta:editing-cycles>1</meta:editing-cycles>
    <meta:generator>OpenOffice.org/3.2$Unix OpenOffice.org_project/320m12$Build-9483</meta:generator>
    <meta:document-statistic meta:object-count="17"/>
  </office:meta>
</office:document-meta>
</file>